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7.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105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>
      <style:table-column-properties style:column-width="60.7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5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James_Ross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605</text:p>
          </table:table-cell>
          <table:table-cell table:style-name="ACE-0" office:value-type="float" office:value="-63.927">
            <text:p>−63.927</text:p>
          </table:table-cell>
          <table:table-cell table:style-name="ACE-0" office:value-type="float" office:value="-57.506999999999998">
            <text:p>−57.507</text:p>
          </table:table-cell>
          <table:table-cell table:style-name="ACE-0" office:value-type="float" office:value="8560">
            <text:p>85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llusc fragments <text:s text:c="2"/>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jortEtal1997</text:p>
          </table:table-cell>
          <table:table-cell table:style-name="ACE-0" office:value-type="string">
            <text:p>elevation uncertainty stated in paper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James_Ross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607</text:p>
          </table:table-cell>
          <table:table-cell table:style-name="ACE-0" office:value-type="float" office:value="-63.927">
            <text:p>−63.927</text:p>
          </table:table-cell>
          <table:table-cell table:style-name="ACE-0" office:value-type="float" office:value="-57.506999999999998">
            <text:p>−57.507</text:p>
          </table:table-cell>
          <table:table-cell table:style-name="ACE-0" office:value-type="float" office:value="8260">
            <text:p>8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Laternula elliptica 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jortEtal1997</text:p>
          </table:table-cell>
          <table:table-cell table:style-name="ACE-0" office:value-type="string">
            <text:p>elevation uncertainty stated in paper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James_Ross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2876</text:p>
          </table:table-cell>
          <table:table-cell table:style-name="ACE-0" office:value-type="float" office:value="-63.927">
            <text:p>−63.927</text:p>
          </table:table-cell>
          <table:table-cell table:style-name="ACE-0" office:value-type="float" office:value="-57.506999999999998">
            <text:p>−57.507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aternula elliptica 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jortEtal1997</text:p>
          </table:table-cell>
          <table:table-cell table:style-name="ACE-0" office:value-type="string">
            <text:p>elevation uncertainty stated in paper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James_Ross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606</text:p>
          </table:table-cell>
          <table:table-cell table:style-name="ACE-0" office:value-type="float" office:value="-63.927">
            <text:p>−63.927</text:p>
          </table:table-cell>
          <table:table-cell table:style-name="ACE-0" office:value-type="float" office:value="-57.506999999999998">
            <text:p>−57.507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 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jortEtal1997</text:p>
          </table:table-cell>
          <table:table-cell table:style-name="ACE-0" office:value-type="string">
            <text:p>elevation uncertainty stated in paper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James_Ross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608</text:p>
          </table:table-cell>
          <table:table-cell table:style-name="ACE-0" office:value-type="float" office:value="-63.927">
            <text:p>−63.927</text:p>
          </table:table-cell>
          <table:table-cell table:style-name="ACE-0" office:value-type="float" office:value="-57.506999999999998">
            <text:p>−57.507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acella concinna <text:s text:c="3"/>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.9">
            <text:p>12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jortEtal1997</text:p>
          </table:table-cell>
          <table:table-cell table:style-name="ACE-0" office:value-type="string">
            <text:p>elevation uncertainty stated in paper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James_Ross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603</text:p>
          </table:table-cell>
          <table:table-cell table:style-name="ACE-0" office:value-type="float" office:value="-63.912999999999997">
            <text:p>−63.913</text:p>
          </table:table-cell>
          <table:table-cell table:style-name="ACE-0" office:value-type="float" office:value="-57.460999999999999">
            <text:p>−57.461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 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jortEtal1997</text:p>
          </table:table-cell>
          <table:table-cell table:style-name="ACE-0" office:value-type="string">
            <text:p>elevation uncertainty stated in paper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James_Ross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3223</text:p>
          </table:table-cell>
          <table:table-cell table:style-name="ACE-0" office:value-type="float" office:value="-63.962000000000003">
            <text:p>−63.962</text:p>
          </table:table-cell>
          <table:table-cell table:style-name="ACE-0" office:value-type="float" office:value="-57.478000000000002">
            <text:p>−57.478</text:p>
          </table:table-cell>
          <table:table-cell table:style-name="ACE-0" office:value-type="float" office:value="8190">
            <text:p>819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Laternula elliptica 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jortEtal1997</text:p>
          </table:table-cell>
          <table:table-cell table:style-name="ACE-0" office:value-type="string">
            <text:p>elevation uncertainty stated in paper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James_Ross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604</text:p>
          </table:table-cell>
          <table:table-cell table:style-name="ACE-0" office:value-type="float" office:value="-63.962000000000003">
            <text:p>−63.962</text:p>
          </table:table-cell>
          <table:table-cell table:style-name="ACE-0" office:value-type="float" office:value="-57.478000000000002">
            <text:p>−57.478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aternula elliptica 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jortEtal1997</text:p>
          </table:table-cell>
          <table:table-cell table:style-name="ACE-0" office:value-type="string">
            <text:p>elevation uncertainty stated in paper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James_Ross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3222</text:p>
          </table:table-cell>
          <table:table-cell table:style-name="ACE-0" office:value-type="float" office:value="-63.969999999999999">
            <text:p>−63.97</text:p>
          </table:table-cell>
          <table:table-cell table:style-name="ACE-0" office:value-type="float" office:value="-57.549999999999997">
            <text:p>−57.55</text:p>
          </table:table-cell>
          <table:table-cell table:style-name="ACE-0" office:value-type="float" office:value="5455">
            <text:p>54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Yoldia eightsii <text:s text:c="4"/>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HjortEtal1997</text:p>
          </table:table-cell>
          <table:table-cell table:style-name="ACE-0" office:value-type="string">
            <text:p>elevation uncertainty stated in paper</text:p>
          </table:table-cell>
          <table:table-cell table:number-columns-repeated="239" table:style-name="ACE-0"/>
        </table:table-row>
        <table:table-row table:style-name="AROW-1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1" table:number-rows-repeated="38">
          <table:table-cell table:number-columns-repeated="14" table:style-name="ACE-0"/>
          <table:table-cell table:style-name="ACE-4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1">
          <gnm:selection gnm:start-col="2" gnm:start-row="1" gnm:end-col="2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8T11:46:0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